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3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4" office:value-type="string" calcext:value-type="string">
            <text:p>!Area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Covered</text:p>
          </table:table-cell>
          <table:table-cell table:style-name="ce26" office:value-type="string" calcext:value-type="string">
            <text:p>Task1</text:p>
          </table:table-cell>
          <table:table-cell table:style-name="ce26" office:value-type="string" calcext:value-type="string">
            <text:p>Task2</text:p>
          </table:table-cell>
          <table:table-cell table:style-name="ce26" office:value-type="string" calcext:value-type="string">
            <text:p>Task3</text:p>
          </table:table-cell>
          <table:table-cell table:style-name="ce26" office:value-type="string" calcext:value-type="string">
            <text:p>Task4</text:p>
          </table:table-cell>
          <table:table-cell table:style-name="ce26" office:value-type="string" calcext:value-type="string">
            <text:p>Task 5</text:p>
          </table:table-cell>
          <table:table-cell table:style-name="ce26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7" calcext:value-type="date">
            <text:p>07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table:style-name="Default" office:value-type="string" calcext:value-type="string">
            <text:p>AAVs, look at some case studies</text:p>
          </table:table-cell>
          <table:table-cell office:value-type="string" calcext:value-type="string">
            <text:p>awakasaki</text:p>
          </table:table-cell>
          <table:table-cell office:value-type="string" calcext:value-type="string">
            <text:p>buergers disease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Geriatric syndromes</text:p>
          </table:table-cell>
          <table:table-cell table:style-name="ce11" office:value-type="date" office:date-value="2019-02-07" calcext:value-type="date">
            <text:p>07/02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</text:p>
          </table:table-cell>
          <table:table-cell office:value-type="string" calcext:value-type="string">
            <text:p>instability</text:p>
          </table:table-cell>
          <table:table-cell office:value-type="string" calcext:value-type="string">
            <text:p>intellectual decline</text:p>
          </table:table-cell>
          <table:table-cell office:value-type="string" calcext:value-type="string">
            <text:p>iatrogenesis</text:p>
          </table:table-cell>
          <table:table-cell office:value-type="string" calcext:value-type="string">
            <text:p>immobility</text:p>
          </table:table-cell>
          <table:table-cell office:value-type="string" calcext:value-type="string">
            <text:p>incontinenc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2-07" calcext:value-type="date">
            <text:p>07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2-07" calcext:value-type="date">
            <text:p>07/02/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ics of each PPS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table:style-name="Default"/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08" calcext:value-type="date">
            <text:p>08/02/19</text:p>
          </table:table-cell>
          <table:table-cell/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8" calcext:value-type="date">
            <text:p>08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08" calcext:value-type="date">
            <text:p>08/02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09" calcext:value-type="date">
            <text:p>09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10" calcext:value-type="date">
            <text:p>10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2-10" calcext:value-type="date">
            <text:p>10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10" calcext:value-type="date">
            <text:p>10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10" calcext:value-type="date">
            <text:p>10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10" calcext:value-type="date">
            <text:p>10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2-10" calcext:value-type="date">
            <text:p>10/02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2-11" calcext:value-type="date">
            <text:p>11/02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11" calcext:value-type="date">
            <text:p>11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2-11" calcext:value-type="date">
            <text:p>11/02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18" calcext:value-type="date">
            <text:p>1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33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7:51:41.191840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07T22:51:06.781967910</dc:date>
    <meta:editing-duration>P2DT21H21M25S</meta:editing-duration>
    <meta:editing-cycles>133</meta:editing-cycles>
    <meta:generator>LibreOffice/6.0.3.2$Linux_X86_64 LibreOffice_project/00m0$Build-2</meta:generator>
    <meta:document-statistic meta:table-count="1" meta:cell-count="178" meta:object-count="0"/>
  </office:meta>
</office:document-meta>
</file>